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502cm" fo:min-width="3.4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draw:layer="layout" svg:width="4.826cm" svg:height="1.714cm" svg:x="15.748cm" svg:y="8.382cm">
          <text:p text:style-name="P4">Shipping l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272cm" svg:y1="15.24cm" svg:x2="18.796cm" svg:y2="18.288cm">
          <text:p/>
        </draw:line>
        <draw:custom-shape draw:style-name="gr9" draw:text-style-name="P7" draw:layer="layout" svg:width="5.588cm" svg:height="2.476cm" svg:x="13.208cm" svg:y="12.954cm">
          <text:p text:style-name="P6"><text:span text:style-name="T1">1. List of shipping lines</text:span></text:p>
          <text:p text:style-name="P6"><text:span text:style-name="T1">2. list of ships.</text:span></text:p>
          <text:p text:style-name="P6"><text:span text:style-name="T1">3. Book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10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1" draw:text-style-name="P5" draw:layer="layout" svg:width="8.636cm" svg:height="1.27cm" svg:x="10.668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78cm" svg:y1="7.112cm" svg:x2="8.636cm" svg:y2="13.272cm">
          <text:p/>
        </draw:lin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2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3" draw:text-style-name="P5" draw:layer="layout" svg:width="10.16cm" svg:height="1.27cm" svg:x="8.89cm" svg:y="5.842cm">
          <text:p text:style-name="P4">*routes,*etd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636cm" svg:height="1.27cm" svg:x="17.018cm" svg:y="18.542cm">
          <text:p text:style-name="P4">consignment.json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78cm" svg:y1="2.54cm" svg:x2="17.018cm" svg:y2="8.382cm">
          <text:p/>
        </draw:line>
        <draw:line draw:style-name="gr8" draw:text-style-name="P1" draw:layer="layout" svg:x1="18.034cm" svg:y1="10.032cm" svg:x2="16.002cm" svg:y2="13.018cm">
          <text:p/>
        </draw:line>
        <draw:custom-shape draw:style-name="gr7" draw:text-style-name="P5" draw:layer="layout" svg:width="4.826cm" svg:height="1.714cm" svg:x="20.32cm" svg:y="13.526cm">
          <text:p text:style-name="P4">Add de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826cm" svg:height="1.714cm" svg:x="6.604cm" svg:y="13.272cm">
          <text:p text:style-name="P8"><text:span text:style-name="T1">Routing list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3cm" svg:y1="14.224cm" svg:x2="13.208cm" svg:y2="14.224cm">
          <text:p/>
        </draw:line>
        <draw:line draw:style-name="gr8" draw:text-style-name="P1" draw:layer="layout" svg:x1="19.812cm" svg:y1="9.906cm" svg:x2="21.59cm" svg:y2="13.526cm">
          <text:p/>
        </draw:line>
        <draw:line draw:style-name="gr8" draw:text-style-name="P1" draw:layer="layout" svg:x1="20.32cm" svg:y1="14.224cm" svg:x2="18.796cm" svg:y2="14.224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5:01:59.463379759</dc:date>
    <meta:editing-duration>PT5H53M25S</meta:editing-duration>
    <meta:editing-cycles>33</meta:editing-cycles>
    <meta:generator>LibreOffice/6.4.6.2$Linux_X86_64 LibreOffice_project/40$Build-2</meta:generator>
    <meta:document-statistic meta:object-count="55"/>
  </office:meta>
</office:document-meta>
</file>